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80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id f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ver{} in serv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ver {} in ser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tion{} in loc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ation {} in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r{} in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ver {} in loc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cation with no name in serv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mpty server bl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mpty location blo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 http bloc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known bl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known identifier in server blo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known identifier in location blo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rver without {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cation without {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tiple consecutive 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ngle ; between id and val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 ; after instruc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 value for valid identifier with separator 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 value for identifier without separator 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 events blo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mail blo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ream bl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ents block at the end of the fi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il block with {} and no cont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eam block with {} and no cont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ent bock with { ;}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il block with { ;;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eam block with { id, value and no ;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vent bock with {id, no value ;}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il block without {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eam block without {} followed by key value 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ssing location in server bloc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ssing root in server blo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ssing listen in server blo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il, events, stream blocks with key, value and 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issing roots in all location bloc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issing host/server_name in server blo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ntionned server_name in all server block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rver_name mentionned in a location blo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ntionned default error_pag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ntionned client_max_body_siz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ntionned method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ssing redir/retur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ntionned autoindex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ntionned default file if requete = director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ntionned cg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ull value for liste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ull value for client_max_body_siz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ull value for worker_connection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gative value for list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egative value for client_max_body_siz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gative value for worker_connection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orker_connections value exceeding 5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orker_connections value exceeding 10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mpty fi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nly spaces in fi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dd number of { / }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 {} after loc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 {} after serv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cation in http out of server blo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mments with multiple #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mments with single #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; after {} of a location blo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; after {} of a server block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; after {} of a toplevel directive block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rver out of http block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cation out of http block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entionned error pag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ven number of { / } but no consisten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8:59:24.206154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20:13:06.274630488</meta:creation-date>
    <dc:date>2022-02-24T13:54:23.049457881</dc:date>
    <meta:editing-duration>PT3H30M48S</meta:editing-duration>
    <meta:editing-cycles>20</meta:editing-cycles>
    <meta:generator>LibreOffice/6.0.7.3$Linux_X86_64 LibreOffice_project/00m0$Build-3</meta:generator>
    <meta:document-statistic meta:table-count="1" meta:cell-count="143" meta:object-count="0"/>
  </office:meta>
</office:document-meta>
</file>